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918cm"/>
    </style:style>
    <style:style style:name="gr6" style:family="graphic" style:parent-style-name="standard">
      <style:graphic-properties draw:stroke="none" draw:fill="none" fo:min-height="1.226cm"/>
    </style:style>
    <style:style style:name="gr7" style:family="graphic" style:parent-style-name="standard">
      <style:graphic-properties draw:stroke="none" draw:fill="none" fo:min-height="0.85cm"/>
    </style:style>
    <style:style style:name="gr8" style:family="graphic" style:parent-style-name="standard">
      <style:graphic-properties draw:fill-color="#7e0021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Fine_20_Dotted" draw:fill="solid" draw:fill-color="#0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style:use-window-font-color="true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style:text-position="super 85%"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6" style:family="text">
      <style:text-properties fo:color="#000000" style:text-position="super 85%"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7" style:family="text">
      <style:text-properties style:use-window-font-color="tru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12cm" svg:height="0.833cm" svg:x="4.4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7.647cm" svg:y="18.4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10.488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6.023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4.4cm" svg:y="18.4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10.488cm" svg:y="18.4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8.865cm" svg:y="18.467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7.241cm" svg:y="16.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6.023cm" svg:y="18.4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1cm" svg:height="0.833cm" svg:x="8.459cm" svg:y="16.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" draw:text-style-name="P2" draw:layer="layout" svg:width="22.8cm" svg:height="5cm" svg:x="3.2cm" svg:y="10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466cm" svg:height="2.274cm" svg:x="4.078cm" svg:y="12.194cm">
          <text:p text:style-name="P1"><text:span text:style-name="T1">Monitoring 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2cm" svg:height="2.274cm" svg:x="18.1cm" svg:y="11.9cm">
          <text:p text:style-name="P1"><text:span text:style-name="T2">Status </text:span></text:p>
          <text:p text:style-name="P1"><text:span text:style-name="T2">File or 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14cm" svg:height="2.168cm" svg:x="3.5cm" svg:y="10.332cm">
          <draw:text-box>
            <text:p text:style-name="P2"><text:span text:style-name="T3">MONITIRING TOOL</text:span></text:p>
            <text:p text:style-name="P2"><text:span text:style-name="T4">(Nagios</text:span><text:span text:style-name="T5">*</text:span><text:span text:style-name="T4">/Centreon</text:span><text:span text:style-name="T6">*</text:span><text:span text:style-name="T4">/Groundwork</text:span><text:span text:style-name="T6">*</text:span><text:span text:style-name="T4">/Icinga</text:span><text:span text:style-name="T6">*</text:span><text:span text:style-name="T4">/etc.)</text:span></text:p>
          </draw:text-box>
        </draw:frame>
        <draw:custom-shape draw:style-name="gr2" draw:text-style-name="P2" draw:layer="layout" svg:width="22.704cm" svg:height="8.1cm" svg:x="3.296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9.763cm" svg:height="1.476cm" svg:x="3.5cm" svg:y="1.624cm">
          <draw:text-box>
            <text:p text:style-name="P2"><text:span text:style-name="T7">NGRT4N FRAMEWORK</text:span></text:p>
          </draw:text-box>
        </draw:frame>
        <draw:frame draw:style-name="gr7" draw:text-style-name="P5" draw:layer="layout" svg:width="16cm" svg:height="1.1cm" svg:x="11.3cm" svg:y="17.4cm">
          <draw:text-box>
            <text:p text:style-name="P2"><text:span text:style-name="T3">MONITORED SYSTEMS AND NETWORK DEVICES</text:span></text:p>
          </draw:text-box>
        </draw:frame>
        <draw:custom-shape draw:style-name="gr8" draw:text-style-name="P4" draw:layer="layout" svg:width="6cm" svg:height="2cm" svg:x="5.5cm" svg:y="3.2cm">
          <text:p text:style-name="P1"><text:span text:style-name="T2">Dashboard 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.8cm" svg:height="2.6cm" svg:x="5.7cm" svg:y="6.6cm">
          <text:p text:style-name="P1"><text:span text:style-name="T2">Dashboard</text:span></text:p>
          <text:p text:style-name="P1"><text:span text:style-name="T2">XML Configuratio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6.5cm" svg:height="2.32cm" svg:x="17.3cm" svg:y="2.98cm">
          <text:p text:style-name="P1"><text:span text:style-name="T2">Dashboard Viewer </text:span></text:p>
          <text:p text:style-name="P1"><text:span text:style-name="T2">(Operator U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6.217cm" svg:height="2cm" svg:x="17.383cm" svg:y="7cm">
          <text:p text:style-name="P1"><text:span text:style-name="T2">Bro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1cm" svg:x="8.3cm" svg:y="5.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463cm" svg:height="1.8cm" svg:x="20.4cm" svg:y="9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4cm" svg:height="0.5cm" svg:x="12.6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cm" svg:height="1.5cm" svg:x="7.6cm" svg:y="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4cm" svg:height="0.497cm" svg:x="12.5cm" svg:y="7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476cm" svg:height="1cm" svg:x="20.3cm" svg:y="5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458cm" svg:height="2.862cm" draw:transform="rotate (1.27042516252643) translate (12.864cm 5.83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4586" draw:fill-gradient-name="Gradient_20_7" draw:fill-hatch-name="Hatch_20_4" draw:fill-image-name="Bitmape_20_5" draw:opacity="100%" draw:fill-image-width="0cm" draw:fill-image-height="0cm" fo:padding-top="0.125cm" fo:padding-bottom="0.125cm" fo:padding-left="0.25cm" fo:padding-right="0.25cm" draw:shadow="hidden" draw:shadow-offset-x="0.3cm" draw:shadow-offset-y="-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drigue Chakode</meta:initial-creator>
    <meta:creation-date>2010-11-20T10:52:01</meta:creation-date>
    <dc:date>2010-12-01T12:43:11</dc:date>
    <dc:creator>Rodrigue Chakode</dc:creator>
    <meta:editing-duration>PT08H40M53S</meta:editing-duration>
    <meta:editing-cycles>33</meta:editing-cycles>
    <meta:generator>OpenOffice.org/3.2$Linux OpenOffice.org_project/320m19$Build-9505</meta:generator>
    <meta:document-statistic meta:object-count="29"/>
  </office:meta>
</office:document-meta>
</file>